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d24fa" officeooo:paragraph-rsid="001d24fa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5pt" officeooo:rsid="001d24fa" officeooo:paragraph-rsid="001d24fa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de05f" officeooo:paragraph-rsid="001de05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de05f" officeooo:paragraph-rsid="001de05f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ecf8a" officeooo:paragraph-rsid="001ecf8a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03056" officeooo:paragraph-rsid="00203056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de05f" officeooo:paragraph-rsid="001de05f" style:font-size-asian="17.5pt" style:font-size-complex="20pt"/>
    </style:style>
    <style:style style:name="T1" style:family="text">
      <style:text-properties officeooo:rsid="001ecf8a"/>
    </style:style>
    <style:style style:name="T2" style:family="text">
      <style:text-properties officeooo:rsid="0020a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ão José Agro</text:p>
      <text:p text:style-name="P2"/>
      <text:p text:style-name="P7">Agricultura de São José do Ivaí</text:p>
      <text:p text:style-name="P3"/>
      <text:p text:style-name="P4">Distrito de Santa Isabel do Ivaí, São José do Ivaí mais conhecida popularmente como 28 <text:span text:style-name="T1">esta localizada na BR PR-182, e o CEP 87913-000 e descrita por seus visitantes como um lugar calmo e acolhedor.</text:span></text:p>
      <text:p text:style-name="P4"/>
      <text:p text:style-name="P5">Nosso objetivo é divulgar um pouco da nossa principal riqueza que é a agricultura.</text:p>
      <text:p text:style-name="P5"/>
      <text:p text:style-name="P6">Assim divulgando o trabalho de pequenos e grandes agricultore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7T07:56:47.066183366</meta:creation-date>
    <dc:date>2022-08-27T09:53:19.681247595</dc:date>
    <meta:editing-duration>PT34M11S</meta:editing-duration>
    <meta:editing-cycles>1</meta:editing-cycles>
    <meta:document-statistic meta:table-count="0" meta:image-count="0" meta:object-count="0" meta:page-count="1" meta:paragraph-count="5" meta:word-count="67" meta:character-count="387" meta:non-whitespace-character-count="325"/>
    <meta:generator>LibreOffice/5.1.6.2$Linux_X86_64 LibreOffice_project/10m0$Build-2</meta:generator>
  </office:meta>
</office:document-meta>
</file>